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55A7331870.png"/>
  <manifest:file-entry manifest:media-type="image/png" manifest:full-path="Pictures/100002010000012C0000012C5884E1E8.png"/>
  <manifest:file-entry manifest:media-type="image/png" manifest:full-path="Pictures/100002010000012C000000DB5079A8AE.png"/>
  <manifest:file-entry manifest:media-type="image/png" manifest:full-path="Pictures/100002010000012C000000FAF90723C1.png"/>
  <manifest:file-entry manifest:media-type="image/png" manifest:full-path="Pictures/10000201000000EC000001419130F6A8.png"/>
  <manifest:file-entry manifest:media-type="image/png" manifest:full-path="Pictures/10000201000000C000000140656088EC.png"/>
  <manifest:file-entry manifest:media-type="image/png" manifest:full-path="Pictures/100002010000012C000000E691482AE7.png"/>
  <manifest:file-entry manifest:media-type="image/png" manifest:full-path="Pictures/10000201000000A70000008075232A24.png"/>
  <manifest:file-entry manifest:media-type="image/png" manifest:full-path="Pictures/100002010000012C000000D776B58A62.png"/>
  <manifest:file-entry manifest:media-type="image/png" manifest:full-path="Pictures/10000201000000FD0000012C20E5F951.png"/>
  <manifest:file-entry manifest:media-type="image/png" manifest:full-path="Pictures/10000201000000C8000000FECDC48347.png"/>
  <manifest:file-entry manifest:media-type="image/png" manifest:full-path="Pictures/10000201000000C30000012CD5106B01.png"/>
  <manifest:file-entry manifest:media-type="image/png" manifest:full-path="Pictures/100002010000012C000000F6E9F5D265.png"/>
  <manifest:file-entry manifest:media-type="image/png" manifest:full-path="Pictures/100002010000012C000001C02F277101.png"/>
  <manifest:file-entry manifest:media-type="image/png" manifest:full-path="Pictures/100002010000012C000000CDDEDE6AF4.png"/>
  <manifest:file-entry manifest:media-type="image/png" manifest:full-path="Pictures/100002010000012C00000068DABF58A9.png"/>
  <manifest:file-entry manifest:media-type="image/png" manifest:full-path="Pictures/100002010000018F000000A0658CCE84.png"/>
  <manifest:file-entry manifest:media-type="image/png" manifest:full-path="Pictures/100002010000012C000000E4148CC320.png"/>
  <manifest:file-entry manifest:media-type="image/png" manifest:full-path="Pictures/10000201000001430000012C52EEFB80.png"/>
  <manifest:file-entry manifest:media-type="image/png" manifest:full-path="Pictures/100002010000012C000000FA2A75CCAE.png"/>
  <manifest:file-entry manifest:media-type="image/png" manifest:full-path="Pictures/100002010000012C0000017D3141581E.png"/>
  <manifest:file-entry manifest:media-type="image/png" manifest:full-path="Pictures/100002010000012C000000C9ADC43D13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>
      <style:graphic-properties draw:stroke="none" svg:stroke-color="#000000" draw:fill="none" draw:fill-color="#ffffff" fo:min-height="1.296cm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2.044cm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4cm"/>
    </style:style>
    <style:style style:name="gr18" style:family="graphic" style:parent-style-name="standard">
      <style:graphic-properties draw:stroke="none" svg:stroke-color="#000000" draw:fill="none" draw:fill-color="#ffffff" fo:min-height="2.362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9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9" style:family="paragraph">
      <style:paragraph-properties fo:margin-left="0cm" fo:margin-right="0cm" fo:text-indent="0cm"/>
      <style:text-properties fo:font-family="'AA cursive'" style:font-family-generic="script" style:font-pitch="variable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'AA cursive'" style:font-family-generic="script" style:font-pitch="variable" fo:font-size="20pt" style:font-size-asian="22pt" style:font-size-complex="22pt"/>
    </style:style>
    <style:style style:name="T13" style:family="text">
      <style:text-properties fo:font-family="'AA cursive'" style:font-family-generic="script" style:font-pitch="variable"/>
    </style:style>
    <style:style style:name="T14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5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Bons Mots</text:span><text:span text:style-name="T2"> <text:s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Bons Mot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3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Bons Mot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1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7" draw:layer="layout" svg:width="2.441cm" svg:height="1.967cm" svg:x="17.559cm" svg:y="26.733cm">
          <text:p/>
        </draw:rect>
        <draw:g>
          <draw:frame draw:style-name="gr9" draw:text-style-name="P8" draw:layer="layout" svg:width="8.66cm" svg:height="1.487cm" draw:transform="rotate (-0.110304808726041) translate (2.282cm 16.983cm)">
            <draw:text-box>
              <text:p text:style-name="P4"><text:span text:style-name="T12">╪</text:span><text:span text:style-name="T12">ar</text:span></text:p>
            </draw:text-box>
          </draw:frame>
          <draw:frame draw:style-name="gr10" draw:text-style-name="P8" draw:layer="layout" svg:width="8.66cm" svg:height="1.487cm" draw:transform="rotate (-0.110304808726041) translate (2.118cm 18.461cm)">
            <draw:text-box>
              <text:p text:style-name="P4"><text:span text:style-name="T12">arbre</text:span></text:p>
            </draw:text-box>
          </draw:frame>
          <draw:frame draw:style-name="gr10" draw:text-style-name="P8" draw:layer="layout" svg:width="8.66cm" svg:height="1.487cm" draw:transform="rotate (-0.110304808726041) translate (1.954cm 19.939cm)">
            <draw:text-box>
              <text:p text:style-name="P4"><text:span text:style-name="T12">╱</text:span><text:span text:style-name="T12">gloo</text:span></text:p>
            </draw:text-box>
          </draw:frame>
          <draw:frame draw:style-name="gr10" draw:text-style-name="P8" draw:layer="layout" svg:width="8.66cm" svg:height="1.487cm" draw:transform="rotate (-0.110304808726041) translate (1.791cm 21.417cm)">
            <draw:text-box>
              <text:p text:style-name="P4"><text:span text:style-name="T12">╢</text:span></text:p>
            </draw:text-box>
          </draw:frame>
        </draw:g>
        <draw:frame draw:style-name="gr7" draw:text-style-name="P7" draw:layer="layout" svg:width="3.19cm" svg:height="4.909cm" svg:x="2.276cm" svg:y="16.256cm">
          <draw:image xlink:href="Pictures/10000201000000C30000012CD5106B01.png" xlink:type="simple" xlink:show="embed" xlink:actuate="onLoad">
            <text:p/>
          </draw:image>
        </draw:frame>
        <draw:g>
          <draw:frame draw:style-name="gr9" draw:text-style-name="P8" draw:layer="layout" svg:width="8.66cm" svg:height="1.487cm" draw:transform="rotate (0.283441470523879) translate (7.593cm 21.668cm)">
            <draw:text-box>
              <text:p text:style-name="P4"><text:span text:style-name="T12">chien</text:span></text:p>
            </draw:text-box>
          </draw:frame>
          <draw:frame draw:style-name="gr10" draw:text-style-name="P8" draw:layer="layout" svg:width="8.66cm" svg:height="1.487cm" draw:transform="rotate (0.283441470523879) translate (8.009cm 23.095cm)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draw:transform="rotate (0.283441470523879) translate (8.425cm 24.523cm)">
            <draw:text-box>
              <text:p text:style-name="P4"><text:span text:style-name="T12">╮</text:span><text:span text:style-name="T12">apper</text:span></text:p>
            </draw:text-box>
          </draw:frame>
          <draw:frame draw:style-name="gr10" draw:text-style-name="P8" draw:layer="layout" svg:width="8.66cm" svg:height="1.487cm" draw:transform="rotate (0.283441470523879) translate (8.841cm 25.951cm)">
            <draw:text-box>
              <text:p text:style-name="P4"><text:span text:style-name="T12">chateau</text:span></text:p>
            </draw:text-box>
          </draw:frame>
        </draw:g>
        <draw:frame draw:style-name="gr7" draw:text-style-name="P7" draw:layer="layout" svg:width="6.186cm" svg:height="8.414cm" svg:x="7.422cm" svg:y="16.311cm">
          <draw:image xlink:href="Pictures/10000201000000EC000001419130F6A8.png" xlink:type="simple" xlink:show="embed" xlink:actuate="onLoad">
            <text:p/>
          </draw:image>
        </draw:frame>
        <draw:frame draw:style-name="gr7" draw:text-style-name="P7" draw:layer="layout" svg:width="7.102cm" svg:height="2.847cm" draw:transform="rotate (-0.205076187109334) translate (13.047cm 17.399cm)">
          <draw:image xlink:href="Pictures/100002010000018F000000A0658CCE84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╰</text:span><text:span text:style-name="T12">apa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avi═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╱</text:span><text:span text:style-name="T12">gloo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╞</text:span><text:span text:style-name="T12">adeau</text:span></text:p>
            </draw:text-box>
          </draw:frame>
        </draw:g>
        <draw:frame draw:style-name="gr7" draw:text-style-name="P7" draw:layer="layout" svg:width="8.656cm" svg:height="3.47cm" svg:x="0.966cm" svg:y="2.577cm">
          <draw:image xlink:href="Pictures/100002010000018F000000A0658CCE84.png" xlink:type="simple" xlink:show="embed" xlink:actuate="onLoad">
            <text:p/>
          </draw:image>
        </draw:frame>
        <draw:frame draw:style-name="gr7" draw:text-style-name="P7" draw:layer="layout" svg:width="6.979cm" svg:height="5.816cm" svg:x="12.161cm" svg:y="1.89cm">
          <draw:image xlink:href="Pictures/100002010000012C000000FA2A75CCAE.png" xlink:type="simple" xlink:show="embed" xlink:actuate="onLoad">
            <text:p/>
          </draw:image>
        </draw:frame>
        <draw:frame draw:style-name="gr7" draw:text-style-name="P7" draw:layer="layout" svg:width="6.8cm" svg:height="2.355cm" svg:x="1.962cm" svg:y="18.17cm">
          <draw:image xlink:href="Pictures/100002010000012C00000068DABF58A9.png" xlink:type="simple" xlink:show="embed" xlink:actuate="onLoad">
            <text:p/>
          </draw:image>
        </draw:frame>
        <draw:frame draw:style-name="gr7" draw:text-style-name="P7" draw:layer="layout" svg:width="7.219cm" svg:height="5.919cm" svg:x="12.024cm" svg:y="15.825cm">
          <draw:image xlink:href="Pictures/100002010000012C000000F6E9F5D265.png" xlink:type="simple" xlink:show="embed" xlink:actuate="onLoad">
            <text:p/>
          </draw:image>
        </draw:frame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╔</text:span><text:span text:style-name="T12">r╝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asperg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maman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╱</text:span><text:span text:style-name="T12">gloo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╗</text:span><text:span text:style-name="T12">érati═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a╝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╢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╞</text:span><text:span text:style-name="T12">ir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usin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avion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╔</text:span><text:span text:style-name="T12">r╝</text:span></text:p>
            </draw:text-box>
          </draw:frame>
        </draw:g>
        <draw:frame draw:style-name="gr11" draw:text-style-name="P9" draw:layer="layout" svg:width="1.237cm" svg:height="1.546cm" svg:x="1cm" svg:y="1.031cm">
          <draw:text-box>
            <text:p text:style-name="P1"><text:span text:style-name="T13">1</text:span></text:p>
          </draw:text-box>
        </draw:frame>
        <draw:frame draw:style-name="gr11" draw:text-style-name="P9" draw:layer="layout" svg:width="1.237cm" svg:height="1.546cm" svg:x="1cm" svg:y="14.672cm">
          <draw:text-box>
            <text:p text:style-name="P1"><text:span text:style-name="T13">3</text:span></text:p>
          </draw:text-box>
        </draw:frame>
        <draw:frame draw:style-name="gr11" draw:text-style-name="P9" draw:layer="layout" svg:width="1.237cm" svg:height="1.546cm" svg:x="18.763cm" svg:y="1cm">
          <draw:text-box>
            <text:p text:style-name="P10"><text:span text:style-name="T13">2</text:span></text:p>
          </draw:text-box>
        </draw:frame>
        <draw:frame draw:style-name="gr11" draw:text-style-name="P9" draw:layer="layout" svg:width="1.237cm" svg:height="1.546cm" svg:x="18.763cm" svg:y="14.672cm">
          <draw:text-box>
            <text:p text:style-name="P10"><text:span text:style-name="T13">4</text:span></text:p>
          </draw:text-box>
        </draw:frame>
      </draw:page>
      <draw:page draw:name="page4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╪</text:span><text:span text:style-name="T12">ar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arbr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╱</text:span><text:span text:style-name="T12">gloo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╢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m═str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usin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île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║</text:span><text:span text:style-name="T12">ag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╫</text:span><text:span text:style-name="T12">usée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╞╔</text:span><text:span text:style-name="T12">t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attenti═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║</text:span><text:span text:style-name="T12">eill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épé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╱</text:span><text:span text:style-name="T12">gloo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arbr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╔</text:span><text:span text:style-name="T12">ragan</text:span></text:p>
            </draw:text-box>
          </draw:frame>
        </draw:g>
        <draw:frame draw:style-name="gr7" draw:text-style-name="P7" draw:layer="layout" svg:width="4.573cm" svg:height="7.038cm" svg:x="3.056cm" svg:y="1cm">
          <draw:image xlink:href="Pictures/10000201000000C30000012CD5106B01.png" xlink:type="simple" xlink:show="embed" xlink:actuate="onLoad">
            <text:p/>
          </draw:image>
        </draw:frame>
        <draw:frame draw:style-name="gr7" draw:text-style-name="P7" draw:layer="layout" svg:width="7.907cm" svg:height="5.771cm" svg:x="11.714cm" svg:y="1.645cm">
          <draw:image xlink:href="Pictures/100002010000012C000000DB5079A8AE.png" xlink:type="simple" xlink:show="embed" xlink:actuate="onLoad">
            <text:p/>
          </draw:image>
        </draw:frame>
        <draw:frame draw:style-name="gr7" draw:text-style-name="P7" draw:layer="layout" svg:width="3.734cm" svg:height="6.226cm" svg:x="3.434cm" svg:y="16.15cm">
          <draw:image xlink:href="Pictures/10000201000000C000000140656088EC.png" xlink:type="simple" xlink:show="embed" xlink:actuate="onLoad">
            <text:p/>
          </draw:image>
        </draw:frame>
        <draw:frame draw:style-name="gr7" draw:text-style-name="P7" draw:layer="layout" svg:width="5.672cm" svg:height="5.672cm" svg:x="12.849cm" svg:y="16.037cm">
          <draw:image xlink:href="Pictures/100002010000012C0000012C5884E1E8.png" xlink:type="simple" xlink:show="embed" xlink:actuate="onLoad">
            <text:p/>
          </draw:image>
        </draw:frame>
        <draw:frame draw:style-name="gr11" draw:text-style-name="P9" draw:layer="layout" svg:width="1.237cm" svg:height="1.546cm" svg:x="1cm" svg:y="1.031cm">
          <draw:text-box>
            <text:p text:style-name="P1"><text:span text:style-name="T13">5</text:span></text:p>
          </draw:text-box>
        </draw:frame>
        <draw:frame draw:style-name="gr11" draw:text-style-name="P9" draw:layer="layout" svg:width="1.237cm" svg:height="1.546cm" svg:x="1cm" svg:y="14.672cm">
          <draw:text-box>
            <text:p text:style-name="P1"><text:span text:style-name="T13">7</text:span></text:p>
          </draw:text-box>
        </draw:frame>
        <draw:frame draw:style-name="gr11" draw:text-style-name="P9" draw:layer="layout" svg:width="1.237cm" svg:height="1.546cm" svg:x="18.763cm" svg:y="1cm">
          <draw:text-box>
            <text:p text:style-name="P10"><text:span text:style-name="T13">6</text:span></text:p>
          </draw:text-box>
        </draw:frame>
        <draw:frame draw:style-name="gr11" draw:text-style-name="P9" draw:layer="layout" svg:width="1.237cm" svg:height="1.546cm" svg:x="18.763cm" svg:y="14.672cm">
          <draw:text-box>
            <text:p text:style-name="P10"><text:span text:style-name="T13">8</text:span></text:p>
          </draw:text-box>
        </draw:frame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╫</text:span><text:span text:style-name="T12">acile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╞</text:span><text:span text:style-name="T12">aquett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╰</text:span><text:span text:style-name="T12">apa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╠</text:span><text:span text:style-name="T12">irène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mami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╞</text:span><text:span text:style-name="T12">at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maman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m╔che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╒</text:span><text:span text:style-name="T12">er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ép═ge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âge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escargot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nacelle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a╝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╪</text:span><text:span text:style-name="T12">a╝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anana╝</text:span></text:p>
            </draw:text-box>
          </draw:frame>
        </draw:g>
        <draw:frame draw:style-name="gr7" draw:text-style-name="P7" draw:layer="layout" svg:width="7.357cm" svg:height="5.64cm" svg:x="1.612cm" svg:y="2.157cm">
          <draw:image xlink:href="Pictures/100002010000012C000000E691482AE7.png" xlink:type="simple" xlink:show="embed" xlink:actuate="onLoad">
            <text:p/>
          </draw:image>
        </draw:frame>
        <draw:frame draw:style-name="gr7" draw:text-style-name="P7" draw:layer="layout" svg:width="7.426cm" svg:height="5.073cm" svg:x="11.851cm" svg:y="2.407cm">
          <draw:image xlink:href="Pictures/100002010000012C000000CDDEDE6AF4.png" xlink:type="simple" xlink:show="embed" xlink:actuate="onLoad">
            <text:p/>
          </draw:image>
        </draw:frame>
        <draw:frame draw:style-name="gr7" draw:text-style-name="P7" draw:layer="layout" svg:width="6.91cm" svg:height="5.25cm" svg:x="1.852cm" svg:y="16.541cm">
          <draw:image xlink:href="Pictures/100002010000012C000000E4148CC320.png" xlink:type="simple" xlink:show="embed" xlink:actuate="onLoad">
            <text:p/>
          </draw:image>
        </draw:frame>
        <draw:frame draw:style-name="gr7" draw:text-style-name="P7" draw:layer="layout" svg:width="5.192cm" svg:height="6.157cm" svg:x="13.055cm" svg:y="16.205cm">
          <draw:image xlink:href="Pictures/10000201000000FD0000012C20E5F951.png" xlink:type="simple" xlink:show="embed" xlink:actuate="onLoad">
            <text:p/>
          </draw:image>
        </draw:frame>
        <draw:ellipse draw:style-name="gr12" draw:text-style-name="P7" draw:layer="layout" svg:width="3.024cm" svg:height="6.082cm" svg:x="16.769cm" svg:y="1.855cm">
          <text:p/>
        </draw:ellipse>
        <draw:frame draw:style-name="gr11" draw:text-style-name="P9" draw:layer="layout" svg:width="1.237cm" svg:height="1.546cm" svg:x="1cm" svg:y="1.031cm">
          <draw:text-box>
            <text:p text:style-name="P1"><text:span text:style-name="T13">9</text:span></text:p>
          </draw:text-box>
        </draw:frame>
        <draw:frame draw:style-name="gr11" draw:text-style-name="P9" draw:layer="layout" svg:width="1.237cm" svg:height="1.546cm" svg:x="1cm" svg:y="14.672cm">
          <draw:text-box>
            <text:p text:style-name="P1"><text:span text:style-name="T13">11</text:span></text:p>
          </draw:text-box>
        </draw:frame>
        <draw:frame draw:style-name="gr11" draw:text-style-name="P9" draw:layer="layout" svg:width="1.237cm" svg:height="1.546cm" svg:x="18.763cm" svg:y="1cm">
          <draw:text-box>
            <text:p text:style-name="P10"><text:span text:style-name="T13">10</text:span></text:p>
          </draw:text-box>
        </draw:frame>
        <draw:frame draw:style-name="gr11" draw:text-style-name="P9" draw:layer="layout" svg:width="1.237cm" svg:height="1.546cm" svg:x="18.763cm" svg:y="14.672cm">
          <draw:text-box>
            <text:p text:style-name="P10"><text:span text:style-name="T13">12</text:span></text:p>
          </draw:text-box>
        </draw:frame>
      </draw:page>
      <draw:page draw:name="page6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extra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téléph═e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éléphant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être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╰╔</text:span><text:span text:style-name="T12">le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╰</text:span><text:span text:style-name="T12">apa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╰</text:span><text:span text:style-name="T12">api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╰</text:span><text:span text:style-name="T12">arla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a╝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art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carré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araignée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╞╥</text:span><text:span text:style-name="T12">ot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╞</text:span><text:span text:style-name="T12">are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╞</text:span><text:span text:style-name="T12">iche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╞</text:span><text:span text:style-name="T12">ue</text:span></text:p>
            </draw:text-box>
          </draw:frame>
        </draw:g>
        <draw:frame draw:style-name="gr7" draw:text-style-name="P7" draw:layer="layout" svg:width="7.426cm" svg:height="5.073cm" svg:x="11.851cm" svg:y="2.407cm">
          <draw:image xlink:href="Pictures/100002010000012C000000CDDEDE6AF4.png" xlink:type="simple" xlink:show="embed" xlink:actuate="onLoad">
            <text:p/>
          </draw:image>
        </draw:frame>
        <draw:ellipse draw:style-name="gr12" draw:text-style-name="P7" draw:layer="layout" svg:width="3.024cm" svg:height="6.082cm" svg:x="11.409cm" svg:y="1.821cm">
          <text:p/>
        </draw:ellipse>
        <draw:frame draw:style-name="gr7" draw:text-style-name="P7" draw:layer="layout" svg:width="7.615cm" svg:height="5.1cm" svg:x="1.475cm" svg:y="2.164cm">
          <draw:image xlink:href="Pictures/100002010000012C000000C9ADC43D13.png" xlink:type="simple" xlink:show="embed" xlink:actuate="onLoad">
            <text:p/>
          </draw:image>
        </draw:frame>
        <draw:frame draw:style-name="gr7" draw:text-style-name="P7" draw:layer="layout" svg:width="7.391cm" svg:height="6.865cm" svg:x="1.612cm" svg:y="15.394cm">
          <draw:image xlink:href="Pictures/10000201000001430000012C52EEFB80.png" xlink:type="simple" xlink:show="embed" xlink:actuate="onLoad">
            <text:p/>
          </draw:image>
        </draw:frame>
        <draw:frame draw:style-name="gr7" draw:text-style-name="P7" draw:layer="layout" svg:width="5.672cm" svg:height="7.203cm" svg:x="12.746cm" svg:y="15.225cm">
          <draw:image xlink:href="Pictures/100002010000012C0000017D3141581E.png" xlink:type="simple" xlink:show="embed" xlink:actuate="onLoad">
            <text:p/>
          </draw:image>
        </draw:frame>
        <draw:frame draw:style-name="gr11" draw:text-style-name="P9" draw:layer="layout" svg:width="1.237cm" svg:height="1.546cm" svg:x="1cm" svg:y="1.031cm">
          <draw:text-box>
            <text:p text:style-name="P1"><text:span text:style-name="T13">13</text:span></text:p>
          </draw:text-box>
        </draw:frame>
        <draw:frame draw:style-name="gr11" draw:text-style-name="P9" draw:layer="layout" svg:width="1.237cm" svg:height="1.546cm" svg:x="1cm" svg:y="14.672cm">
          <draw:text-box>
            <text:p text:style-name="P1"><text:span text:style-name="T13">15</text:span></text:p>
          </draw:text-box>
        </draw:frame>
        <draw:frame draw:style-name="gr11" draw:text-style-name="P9" draw:layer="layout" svg:width="1.237cm" svg:height="1.546cm" svg:x="18.763cm" svg:y="1cm">
          <draw:text-box>
            <text:p text:style-name="P10"><text:span text:style-name="T13">14</text:span></text:p>
          </draw:text-box>
        </draw:frame>
        <draw:frame draw:style-name="gr11" draw:text-style-name="P9" draw:layer="layout" svg:width="1.237cm" svg:height="1.546cm" svg:x="18.763cm" svg:y="14.672cm">
          <draw:text-box>
            <text:p text:style-name="P10"><text:span text:style-name="T13">16</text:span></text:p>
          </draw:text-box>
        </draw:frame>
      </draw:page>
      <draw:page draw:name="page7" draw:style-name="dp1" draw:master-page-name="Standard">
        <draw:g>
          <draw:frame draw:style-name="gr9" draw:text-style-name="P8" draw:layer="layout" svg:width="8.66cm" svg:height="1.487cm" svg:x="1cm" svg:y="8.178cm">
            <draw:text-box>
              <text:p text:style-name="P4"><text:span text:style-name="T12">╫</text:span><text:span text:style-name="T12">acile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2">arbre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2">╮</text:span><text:span text:style-name="T12">amai╝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2">╫</text:span><text:span text:style-name="T12">icelle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2">chien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2">╮╔</text:span><text:span text:style-name="T12">er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2">chien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2">chat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2">╮</text:span><text:span text:style-name="T12">apper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2">château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2">cheval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2">╮═</text:span><text:span text:style-name="T12">gler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2">chapeau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2">chirurgien</text:span></text:p>
            </draw:text-box>
          </draw:frame>
        </draw:g>
        <draw:frame draw:style-name="gr7" draw:text-style-name="P7" draw:layer="layout" svg:width="5.707cm" svg:height="6.486cm" svg:x="2.505cm" svg:y="1.345cm">
          <draw:image xlink:href="Pictures/100002010000012C00000155A7331870.png" xlink:type="simple" xlink:show="embed" xlink:actuate="onLoad">
            <text:p/>
          </draw:image>
        </draw:frame>
        <draw:frame draw:style-name="gr7" draw:text-style-name="P7" draw:layer="layout" svg:width="5.328cm" svg:height="7.247cm" svg:x="2.713cm" svg:y="15.141cm">
          <draw:image xlink:href="Pictures/10000201000000EC000001419130F6A8.png" xlink:type="simple" xlink:show="embed" xlink:actuate="onLoad">
            <text:p/>
          </draw:image>
        </draw:frame>
        <draw:frame draw:style-name="gr7" draw:text-style-name="P7" draw:layer="layout" svg:width="6.972cm" svg:height="4.995cm" svg:x="12.127cm" svg:y="2.199cm">
          <draw:image xlink:href="Pictures/100002010000012C000000D776B58A62.png" xlink:type="simple" xlink:show="embed" xlink:actuate="onLoad">
            <text:p/>
          </draw:image>
        </draw:frame>
        <draw:frame draw:style-name="gr7" draw:text-style-name="P7" draw:layer="layout" svg:width="4.917cm" svg:height="7.343cm" svg:x="13.054cm" svg:y="15.145cm">
          <draw:image xlink:href="Pictures/100002010000012C000001C02F277101.png" xlink:type="simple" xlink:show="embed" xlink:actuate="onLoad">
            <text:p/>
          </draw:image>
        </draw:frame>
        <draw:frame draw:style-name="gr11" draw:text-style-name="P9" draw:layer="layout" svg:width="1.237cm" svg:height="1.546cm" svg:x="1cm" svg:y="1.031cm">
          <draw:text-box>
            <text:p text:style-name="P1"><text:span text:style-name="T13">17</text:span></text:p>
          </draw:text-box>
        </draw:frame>
        <draw:frame draw:style-name="gr11" draw:text-style-name="P9" draw:layer="layout" svg:width="1.237cm" svg:height="1.546cm" svg:x="1cm" svg:y="14.672cm">
          <draw:text-box>
            <text:p text:style-name="P1"><text:span text:style-name="T13">19</text:span></text:p>
          </draw:text-box>
        </draw:frame>
        <draw:frame draw:style-name="gr11" draw:text-style-name="P9" draw:layer="layout" svg:width="1.237cm" svg:height="1.546cm" svg:x="18.763cm" svg:y="1cm">
          <draw:text-box>
            <text:p text:style-name="P10"><text:span text:style-name="T13">18</text:span></text:p>
          </draw:text-box>
        </draw:frame>
        <draw:frame draw:style-name="gr11" draw:text-style-name="P9" draw:layer="layout" svg:width="1.237cm" svg:height="1.546cm" svg:x="18.763cm" svg:y="14.672cm">
          <draw:text-box>
            <text:p text:style-name="P10"><text:span text:style-name="T13">20</text:span></text:p>
          </draw:text-box>
        </draw:frame>
      </draw:page>
      <draw:page draw:name="page8" draw:style-name="dp1" draw:master-page-name="Standard">
        <draw:frame draw:style-name="gr13" draw:text-style-name="P11" draw:layer="layout" svg:width="7.532cm" svg:height="2.294cm" svg:x="0.974cm" svg:y="1.343cm">
          <draw:text-box>
            <text:p text:style-name="P1"><text:span text:style-name="T14"><text:s text:c="12"/></text:span></text:p>
          </draw:text-box>
        </draw:frame>
        <draw:rect draw:style-name="gr14" draw:text-style-name="P7" draw:layer="layout" svg:width="7.982cm" svg:height="0.837cm" svg:x="0.897cm" svg:y="2.902cm">
          <text:p/>
        </draw:rect>
        <draw:g>
          <draw:line draw:style-name="gr15" draw:text-style-name="P7" draw:layer="layout" svg:x1="1.237cm" svg:y1="26.277cm" svg:x2="19.964cm" svg:y2="26.267cm">
            <text:p/>
          </draw:line>
          <draw:line draw:style-name="gr15" draw:text-style-name="P7" draw:layer="layout" svg:x1="1.237cm" svg:y1="23.758cm" svg:x2="19.964cm" svg:y2="23.748cm">
            <text:p/>
          </draw:line>
          <draw:line draw:style-name="gr15" draw:text-style-name="P7" draw:layer="layout" svg:x1="1.237cm" svg:y1="21.239cm" svg:x2="19.964cm" svg:y2="21.229cm">
            <text:p/>
          </draw:line>
          <draw:line draw:style-name="gr15" draw:text-style-name="P7" draw:layer="layout" svg:x1="1.237cm" svg:y1="18.72cm" svg:x2="19.964cm" svg:y2="18.71cm">
            <text:p/>
          </draw:line>
          <draw:line draw:style-name="gr15" draw:text-style-name="P7" draw:layer="layout" svg:x1="1.237cm" svg:y1="16.201cm" svg:x2="19.964cm" svg:y2="16.191cm">
            <text:p/>
          </draw:line>
          <draw:line draw:style-name="gr15" draw:text-style-name="P7" draw:layer="layout" svg:x1="1.237cm" svg:y1="13.682cm" svg:x2="19.964cm" svg:y2="13.672cm">
            <text:p/>
          </draw:line>
          <draw:line draw:style-name="gr15" draw:text-style-name="P7" draw:layer="layout" svg:x1="1.237cm" svg:y1="11.163cm" svg:x2="19.964cm" svg:y2="11.153cm">
            <text:p/>
          </draw:line>
          <draw:line draw:style-name="gr15" draw:text-style-name="P7" draw:layer="layout" svg:x1="1.237cm" svg:y1="8.643cm" svg:x2="19.964cm" svg:y2="8.633cm">
            <text:p/>
          </draw:line>
          <draw:line draw:style-name="gr15" draw:text-style-name="P7" draw:layer="layout" svg:x1="1.237cm" svg:y1="6.125cm" svg:x2="19.964cm" svg:y2="6.115cm">
            <text:p/>
          </draw:line>
          <draw:line draw:style-name="gr15" draw:text-style-name="P7" draw:layer="layout" svg:x1="1.237cm" svg:y1="28.601cm" svg:x2="19.964cm" svg:y2="28.591cm">
            <text:p/>
          </draw:line>
          <draw:line draw:style-name="gr15" draw:text-style-name="P7" draw:layer="layout" svg:x1="1.237cm" svg:y1="3.606cm" svg:x2="19.964cm" svg:y2="3.596cm">
            <text:p/>
          </draw:line>
          <draw:line draw:style-name="gr15" draw:text-style-name="P7" draw:layer="layout" svg:x1="10.893cm" svg:y1="3.593cm" svg:x2="10.893cm" svg:y2="28.591cm">
            <text:p/>
          </draw:line>
          <draw:line draw:style-name="gr16" draw:text-style-name="P7" draw:layer="layout" svg:x1="3.04cm" svg:y1="3.593cm" svg:x2="3.04cm" svg:y2="28.591cm">
            <text:p/>
          </draw:line>
          <draw:line draw:style-name="gr15" draw:text-style-name="P7" draw:layer="layout" svg:x1="1.237cm" svg:y1="3.593cm" svg:x2="1.237cm" svg:y2="28.591cm">
            <text:p/>
          </draw:line>
          <draw:line draw:style-name="gr15" draw:text-style-name="P7" draw:layer="layout" svg:x1="10.099cm" svg:y1="3.56cm" svg:x2="10.099cm" svg:y2="28.558cm">
            <text:p/>
          </draw:line>
          <draw:line draw:style-name="gr16" draw:text-style-name="P7" draw:layer="layout" svg:x1="12.714cm" svg:y1="3.593cm" svg:x2="12.714cm" svg:y2="28.591cm">
            <text:p/>
          </draw:line>
          <draw:line draw:style-name="gr15" draw:text-style-name="P7" draw:layer="layout" svg:x1="19.964cm" svg:y1="3.593cm" svg:x2="19.964cm" svg:y2="28.591cm">
            <text:p/>
          </draw:line>
          <draw:rect draw:style-name="gr14" draw:text-style-name="P7" draw:layer="layout" svg:width="0.695cm" svg:height="25.24cm" svg:x="10.149cm" svg:y="3.541cm">
            <text:p/>
          </draw:rect>
        </draw:g>
        <draw:frame draw:style-name="gr17" draw:text-style-name="P12" draw:layer="layout" svg:width="5.899cm" svg:height="1.75cm" svg:x="11.993cm" svg:y="1.39cm">
          <draw:text-box>
            <text:p text:style-name="P1"><text:span text:style-name="T1">Bons Mots</text:span></text:p>
          </draw:text-box>
        </draw:frame>
        <draw:frame draw:style-name="gr18" draw:text-style-name="P13" draw:layer="layout" svg:width="2.301cm" svg:height="4.675cm" svg:x="18.368cm" svg:y="0.074cm">
          <draw:text-box>
            <text:p text:style-name="P1"><text:span text:style-name="T15">1</text:span></text:p>
          </draw:text-box>
        </draw:frame>
        <draw:rect draw:style-name="gr12" draw:text-style-name="P7" draw:layer="layout" svg:width="1.852cm" svg:height="2.229cm" svg:x="18.148cm" svg:y="1.001cm">
          <text:p/>
        </draw:rect>
        <draw:frame draw:style-name="gr7" draw:text-style-name="P7" draw:layer="layout" svg:width="1.582cm" svg:height="2.009cm" svg:x="11.043cm" svg:y="16.445cm">
          <draw:image xlink:href="Pictures/10000201000000C8000000FECDC48347.png" xlink:type="simple" xlink:show="embed" xlink:actuate="onLoad">
            <text:p/>
          </draw:image>
        </draw:frame>
        <draw:g>
          <draw:frame draw:style-name="gr19" draw:text-style-name="P7" draw:layer="layout" svg:width="1.3cm" svg:height="1.776cm" svg:x="11.316cm" svg:y="11.477cm">
            <draw:image xlink:href="Pictures/100002010000012C000000CDDEDE6AF4.png" xlink:type="simple" xlink:show="embed" xlink:actuate="onLoad">
              <text:p/>
            </draw:image>
          </draw:frame>
          <draw:ellipse draw:style-name="gr12" draw:text-style-name="P7" draw:layer="layout" svg:width="1.437cm" svg:height="1.925cm" svg:x="10.98cm" svg:y="11.394cm">
            <text:p/>
          </draw:ellipse>
        </draw:g>
        <draw:frame draw:style-name="gr7" draw:text-style-name="P7" draw:layer="layout" svg:width="3.172cm" svg:height="2.431cm" svg:x="8.879cm" svg:y="1cm">
          <draw:image xlink:href="Pictures/10000201000000A70000008075232A24.png" xlink:type="simple" xlink:show="embed" xlink:actuate="onLoad">
            <text:p/>
          </draw:image>
        </draw:frame>
        <draw:frame draw:style-name="gr7" draw:text-style-name="P7" draw:layer="layout" svg:width="1.716cm" svg:height="0.688cm" svg:x="1.29cm" svg:y="4.515cm">
          <draw:image xlink:href="Pictures/100002010000018F000000A0658CCE84.png" xlink:type="simple" xlink:show="embed" xlink:actuate="onLoad">
            <text:p/>
          </draw:image>
        </draw:frame>
        <draw:frame draw:style-name="gr7" draw:text-style-name="P7" draw:layer="layout" svg:width="1.739cm" svg:height="1.449cm" svg:x="1.301cm" svg:y="6.716cm">
          <draw:image xlink:href="Pictures/100002010000012C000000FA2A75CCAE.png" xlink:type="simple" xlink:show="embed" xlink:actuate="onLoad">
            <text:p/>
          </draw:image>
        </draw:frame>
        <draw:frame draw:style-name="gr7" draw:text-style-name="P7" draw:layer="layout" svg:width="1.698cm" svg:height="0.588cm" svg:x="1.321cm" svg:y="9.594cm">
          <draw:image xlink:href="Pictures/100002010000012C00000068DABF58A9.png" xlink:type="simple" xlink:show="embed" xlink:actuate="onLoad">
            <text:p/>
          </draw:image>
        </draw:frame>
        <draw:frame draw:style-name="gr7" draw:text-style-name="P7" draw:layer="layout" svg:width="1.737cm" svg:height="1.424cm" svg:x="1.282cm" svg:y="11.685cm">
          <draw:image xlink:href="Pictures/100002010000012C000000F6E9F5D265.png" xlink:type="simple" xlink:show="embed" xlink:actuate="onLoad">
            <text:p/>
          </draw:image>
        </draw:frame>
        <draw:frame draw:style-name="gr7" draw:text-style-name="P7" draw:layer="layout" svg:width="1.448cm" svg:height="2.229cm" svg:x="1.419cm" svg:y="13.818cm">
          <draw:image xlink:href="Pictures/10000201000000C30000012CD5106B01.png" xlink:type="simple" xlink:show="embed" xlink:actuate="onLoad">
            <text:p/>
          </draw:image>
        </draw:frame>
        <draw:frame draw:style-name="gr7" draw:text-style-name="P7" draw:layer="layout" svg:width="1.713cm" svg:height="1.25cm" svg:x="1.301cm" svg:y="16.838cm">
          <draw:image xlink:href="Pictures/100002010000012C000000DB5079A8AE.png" xlink:type="simple" xlink:show="embed" xlink:actuate="onLoad">
            <text:p/>
          </draw:image>
        </draw:frame>
        <draw:frame draw:style-name="gr7" draw:text-style-name="P7" draw:layer="layout" svg:width="1.36cm" svg:height="2.267cm" svg:x="1.499cm" svg:y="18.849cm">
          <draw:image xlink:href="Pictures/10000201000000C000000140656088EC.png" xlink:type="simple" xlink:show="embed" xlink:actuate="onLoad">
            <text:p/>
          </draw:image>
        </draw:frame>
        <draw:frame draw:style-name="gr7" draw:text-style-name="P7" draw:layer="layout" svg:width="1.751cm" svg:height="1.751cm" svg:x="1.224cm" svg:y="21.62cm">
          <draw:image xlink:href="Pictures/100002010000012C0000012C5884E1E8.png" xlink:type="simple" xlink:show="embed" xlink:actuate="onLoad">
            <text:p/>
          </draw:image>
        </draw:frame>
        <draw:frame draw:style-name="gr7" draw:text-style-name="P7" draw:layer="layout" svg:width="1.734cm" svg:height="1.33cm" svg:x="1.293cm" svg:y="24.311cm">
          <draw:image xlink:href="Pictures/100002010000012C000000E691482AE7.png" xlink:type="simple" xlink:show="embed" xlink:actuate="onLoad">
            <text:p/>
          </draw:image>
        </draw:frame>
        <draw:frame draw:style-name="gr7" draw:text-style-name="P7" draw:layer="layout" svg:width="1.756cm" svg:height="1.334cm" svg:x="10.939cm" svg:y="4.312cm">
          <draw:image xlink:href="Pictures/100002010000012C000000E4148CC320.png" xlink:type="simple" xlink:show="embed" xlink:actuate="onLoad">
            <text:p/>
          </draw:image>
        </draw:frame>
        <draw:frame draw:style-name="gr7" draw:text-style-name="P7" draw:layer="layout" svg:width="1.662cm" svg:height="1.971cm" svg:x="11.006cm" svg:y="6.382cm">
          <draw:image xlink:href="Pictures/10000201000000FD0000012C20E5F951.png" xlink:type="simple" xlink:show="embed" xlink:actuate="onLoad">
            <text:p/>
          </draw:image>
        </draw:frame>
        <draw:frame draw:style-name="gr20" draw:text-style-name="P7" draw:layer="layout" svg:width="1.3cm" svg:height="1.776cm" svg:x="1.285cm" svg:y="26.543cm">
          <draw:image xlink:href="Pictures/100002010000012C000000CDDEDE6AF4.png" xlink:type="simple" xlink:show="embed" xlink:actuate="onLoad">
            <text:p/>
          </draw:image>
        </draw:frame>
        <draw:ellipse draw:style-name="gr12" draw:text-style-name="P7" draw:layer="layout" svg:width="1.452cm" svg:height="1.925cm" svg:x="1.524cm" svg:y="26.46cm">
          <text:p/>
        </draw:ellipse>
        <draw:frame draw:style-name="gr7" draw:text-style-name="P7" draw:layer="layout" svg:width="1.745cm" svg:height="1.169cm" svg:x="10.956cm" svg:y="9.354cm">
          <draw:image xlink:href="Pictures/100002010000012C000000C9ADC43D13.png" xlink:type="simple" xlink:show="embed" xlink:actuate="onLoad">
            <text:p/>
          </draw:image>
        </draw:frame>
        <draw:frame draw:style-name="gr7" draw:text-style-name="P7" draw:layer="layout" svg:width="1.728cm" svg:height="1.605cm" svg:x="10.957cm" svg:y="14.155cm">
          <draw:image xlink:href="Pictures/10000201000001430000012C52EEFB80.png" xlink:type="simple" xlink:show="embed" xlink:actuate="onLoad">
            <text:p/>
          </draw:image>
        </draw:frame>
        <draw:frame draw:style-name="gr7" draw:text-style-name="P7" draw:layer="layout" svg:width="1.628cm" svg:height="1.85cm" svg:x="11.026cm" svg:y="19.039cm">
          <draw:image xlink:href="Pictures/100002010000012C00000155A7331870.png" xlink:type="simple" xlink:show="embed" xlink:actuate="onLoad">
            <text:p/>
          </draw:image>
        </draw:frame>
        <draw:frame draw:style-name="gr7" draw:text-style-name="P7" draw:layer="layout" svg:width="1.625cm" svg:height="2.21cm" svg:x="10.994cm" svg:y="23.87cm">
          <draw:image xlink:href="Pictures/10000201000000EC000001419130F6A8.png" xlink:type="simple" xlink:show="embed" xlink:actuate="onLoad">
            <text:p/>
          </draw:image>
        </draw:frame>
        <draw:frame draw:style-name="gr7" draw:text-style-name="P7" draw:layer="layout" svg:width="1.678cm" svg:height="1.202cm" svg:x="10.993cm" svg:y="21.872cm">
          <draw:image xlink:href="Pictures/100002010000012C000000D776B58A62.png" xlink:type="simple" xlink:show="embed" xlink:actuate="onLoad">
            <text:p/>
          </draw:image>
        </draw:frame>
        <draw:frame draw:style-name="gr7" draw:text-style-name="P7" draw:layer="layout" svg:width="1.385cm" svg:height="2.069cm" svg:x="11.133cm" svg:y="26.419cm">
          <draw:image xlink:href="Pictures/100002010000012C000001C02F27710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54:51</dc:date>
    <meta:editing-cycles>17</meta:editing-cycles>
    <meta:editing-duration>PT4H30M26S</meta:editing-duration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5cm" fo:margin-left="0.081cm" fo:margin-right="0.67cm" table:align="margins"/>
    </style:style>
    <style:style style:name="Tableau1.A" style:family="table-column">
      <style:table-column-properties style:column-width="2.812cm" style:rel-column-width="1591*"/>
    </style:style>
    <style:style style:name="Tableau1.B" style:family="table-column">
      <style:table-column-properties style:column-width="2.028cm" style:rel-column-width="1148*"/>
    </style:style>
    <style:style style:name="Tableau1.C" style:family="table-column">
      <style:table-column-properties style:column-width="10.005cm" style:rel-column-width="5662*"/>
    </style:style>
    <style:style style:name="Tableau1.D" style:family="table-column">
      <style:table-column-properties style:column-width="3.268cm" style:rel-column-width="18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10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